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nux Biolinum Keyboard O" svg:font-family="'Linux Biolinum Keyboard O'" style:font-pitch="variable"/>
    <style:font-face style:name="Quicksand" svg:font-family="Quicksand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4cm" style:rel-column-width="1204*"/>
    </style:style>
    <style:style style:name="Tabelle1.B" style:family="table-column">
      <style:table-column-properties style:column-width="2.125cm" style:rel-column-width="1205*"/>
    </style:style>
    <style:style style:name="Tabelle1.A1" style:family="table-cell">
      <style:table-cell-properties fo:background-color="#dee6ef" style:writing-mode="page">
        <style:background-image/>
      </style:table-cell-properties>
    </style:style>
    <style:style style:name="Tabelle1.E1" style:family="table-cell">
      <style:table-cell-properties fo:background-color="#ffdbb6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1.F2" style:family="table-cell">
      <style:table-cell-properties fo:background-color="#ffdbb6" fo:padding="0.097cm" fo:border="none" style:writing-mode="pag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4cm" style:rel-column-width="1204*"/>
    </style:style>
    <style:style style:name="Tabelle2.B" style:family="table-column">
      <style:table-column-properties style:column-width="2.125cm" style:rel-column-width="1205*"/>
    </style:style>
    <style:style style:name="Tabelle2.A1" style:family="table-cell">
      <style:table-cell-properties fo:background-color="#ffdbb6" style:writing-mode="page">
        <style:background-image/>
      </style:table-cell-properties>
    </style:style>
    <style:style style:name="Tabelle2.E1" style:family="table-cell">
      <style:table-cell-properties fo:background-color="#dee6ef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2.F2" style:family="table-cell">
      <style:table-cell-properties fo:background-color="#dee6ef" fo:padding="0.097cm" fo:border="none" style:writing-mode="page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3.B1" style:family="table-cell">
      <style:table-cell-properties fo:padding="0.097cm" fo:border-left="none" fo:border-right="none" fo:border-top="none" fo:border-bottom="0.5pt solid #000000" style:writing-mode="page"/>
    </style:style>
    <style:style style:name="Tabelle3.A2" style:family="table-cell">
      <style:table-cell-properties fo:padding="0.097cm" fo:border-left="none" fo:border-right="0.5pt solid #000000" fo:border-top="none" fo:border-bottom="none" style:writing-mode="page"/>
    </style:style>
    <style:style style:name="Tabelle3.B2" style:family="table-cell">
      <style:table-cell-properties style:writing-mode="page"/>
    </style:style>
    <style:style style:name="Tabelle3.C2" style:family="table-cell">
      <style:table-cell-properties style:writing-mode="page"/>
    </style:style>
    <style:style style:name="Tabelle3.D2" style:family="table-cell">
      <style:table-cell-properties style:writing-mode="page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4.498cm"/>
    </style:style>
    <style:style style:name="Tabelle4.B" style:family="table-column">
      <style:table-column-properties style:column-width="3.196cm"/>
    </style:style>
    <style:style style:name="Tabelle4.C" style:family="table-column">
      <style:table-column-properties style:column-width="9.301cm"/>
    </style:style>
    <style:style style:name="Tabelle4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4.C1" style:family="table-cell">
      <style:table-cell-properties fo:padding="0.097cm" fo:border-left="none" fo:border-right="none" fo:border-top="none" fo:border-bottom="0.5pt solid #000000" style:writing-mode="page"/>
    </style:style>
    <style:style style:name="Tabelle4.A2" style:family="table-cell">
      <style:table-cell-properties fo:padding="0.097cm" fo:border-left="none" fo:border-right="0.5pt solid #000000" fo:border-top="none" fo:border-bottom="none" style:writing-mode="page"/>
    </style:style>
    <style:style style:name="Tabelle4.C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56540" officeooo:paragraph-rsid="001565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fo:font-weight="normal" officeooo:rsid="00325f61" officeooo:paragraph-rsid="00325f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fo:font-weight="normal" officeooo:rsid="0033bb95" officeooo:paragraph-rsid="0033bb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49f47e" officeooo:paragraph-rsid="0033bb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4e5166" officeooo:paragraph-rsid="004e51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2pt" fo:font-weight="normal" officeooo:rsid="00890440" officeooo:paragraph-rsid="0089044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b4fd9e" officeooo:paragraph-rsid="00b4fd9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e7dc86" officeooo:paragraph-rsid="00e7dc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0fd13ca" officeooo:paragraph-rsid="00fd13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1296c27" officeooo:paragraph-rsid="01296c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14a4c43" officeooo:paragraph-rsid="014a4c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normal" officeooo:rsid="014fd747" officeooo:paragraph-rsid="0166e9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font-weight="normal" officeooo:rsid="01762336" officeooo:paragraph-rsid="0176233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normal" officeooo:rsid="01816643" officeooo:paragraph-rsid="018166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weight="bold" officeooo:rsid="001ccc66" officeooo:paragraph-rsid="0015654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2pt" fo:font-weight="bold" officeooo:rsid="001eb23a" officeooo:paragraph-rsid="001eb23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weight="bold" officeooo:rsid="00156540" officeooo:paragraph-rsid="0015654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rlito" fo:font-size="12pt" fo:font-weight="bold" officeooo:rsid="0049f47e" officeooo:paragraph-rsid="0049f47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12pt" fo:font-weight="bold" officeooo:rsid="004e5166" officeooo:paragraph-rsid="0049f47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2pt" fo:font-weight="bold" officeooo:rsid="00789716" officeooo:paragraph-rsid="0078971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2pt" fo:font-weight="bold" officeooo:rsid="00a9d04e" officeooo:paragraph-rsid="00a9d04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rlito" fo:font-size="12pt" fo:font-weight="bold" officeooo:rsid="00ac3366" officeooo:paragraph-rsid="00ac336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2pt" fo:font-weight="bold" officeooo:rsid="00b199c1" officeooo:paragraph-rsid="00b199c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rlito" fo:font-size="12pt" fo:font-weight="bold" officeooo:rsid="010eafcb" officeooo:paragraph-rsid="010eafc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2pt" fo:font-weight="bold" officeooo:rsid="0110975b" officeooo:paragraph-rsid="0110975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2pt" fo:font-weight="bold" officeooo:rsid="0129256f" officeooo:paragraph-rsid="0129256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2pt" fo:font-weight="bold" officeooo:rsid="0174f574" officeooo:paragraph-rsid="0174f57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2pt" fo:font-weight="bold" officeooo:rsid="018c862a" officeooo:paragraph-rsid="018c862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rlito" fo:font-size="12pt" fo:font-weight="bold" officeooo:rsid="019074c5" officeooo:paragraph-rsid="019074c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a832e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ca8d5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rlito" fo:font-size="12pt" fo:font-weight="bold" officeooo:rsid="01c1705b" officeooo:paragraph-rsid="01c1705b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rlito" fo:font-size="12pt" fo:font-weight="bold" officeooo:rsid="01cd25b8" officeooo:paragraph-rsid="01cd25b8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paragraph-rsid="001ff835"/>
    </style:style>
    <style:style style:name="P38" style:family="paragraph" style:parent-style-name="Standard">
      <style:paragraph-properties fo:text-align="start" style:justify-single-word="false"/>
      <style:text-properties style:font-name="FreeMono" fo:font-size="12pt" fo:font-weight="normal" officeooo:rsid="00fa6942" officeooo:paragraph-rsid="00fa694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FreeMono" fo:font-size="12pt" style:text-underline-style="solid" style:text-underline-type="double" style:text-underline-width="auto" style:text-underline-color="font-color" fo:font-weight="normal" officeooo:rsid="00fd13ca" officeooo:paragraph-rsid="00fd13ca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rlito" fo:font-size="12pt" officeooo:rsid="001ccc66" officeooo:paragraph-rsid="001ccc66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rlito" fo:font-size="12pt" officeooo:rsid="002138c7" officeooo:paragraph-rsid="002138c7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Carlito" fo:font-size="12pt" officeooo:rsid="0022ed03" officeooo:paragraph-rsid="0022ed03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arlito" fo:font-size="12pt" officeooo:rsid="003ad584" officeooo:paragraph-rsid="003ad584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arlito" fo:font-size="12pt" officeooo:rsid="003c2338" officeooo:paragraph-rsid="003c233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Carlito" fo:font-size="12pt" officeooo:rsid="003d6c0b" officeooo:paragraph-rsid="003d6c0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rlito" fo:font-size="12pt" officeooo:rsid="003f572c" officeooo:paragraph-rsid="003f572c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rlito" fo:font-size="12pt" officeooo:rsid="00412fa9" officeooo:paragraph-rsid="00412fa9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rlito" fo:font-size="12pt" officeooo:rsid="004467e8" officeooo:paragraph-rsid="004467e8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rlito" fo:font-size="12pt" officeooo:rsid="00d92b90" officeooo:paragraph-rsid="00d92b90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Carlito" fo:font-size="12pt" officeooo:rsid="00dba847" officeooo:paragraph-rsid="00dba84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2pt" officeooo:rsid="00dce654" officeooo:paragraph-rsid="00dce654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rlito" fo:font-size="12pt" officeooo:rsid="00e02111" officeooo:paragraph-rsid="00e02111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rlito" fo:font-size="12pt" officeooo:rsid="00e24bec" officeooo:paragraph-rsid="00e24bec" style:font-size-asian="12pt" style:font-size-complex="12pt"/>
    </style:style>
    <style:style style:name="P56" style:family="paragraph">
      <loext:graphic-properties draw:fill-color="#ffffff"/>
    </style:style>
    <style:style style:name="T1" style:family="text">
      <style:text-properties officeooo:rsid="0015cd67"/>
    </style:style>
    <style:style style:name="T2" style:family="text">
      <style:text-properties officeooo:rsid="0016feb5"/>
    </style:style>
    <style:style style:name="T3" style:family="text">
      <style:text-properties officeooo:rsid="00195f69"/>
    </style:style>
    <style:style style:name="T4" style:family="text">
      <style:text-properties officeooo:rsid="001a4ed6"/>
    </style:style>
    <style:style style:name="T5" style:family="text">
      <style:text-properties officeooo:rsid="001bf603"/>
    </style:style>
    <style:style style:name="T6" style:family="text">
      <style:text-properties officeooo:rsid="001eb23a"/>
    </style:style>
    <style:style style:name="T7" style:family="text">
      <style:text-properties officeooo:rsid="00267ade"/>
    </style:style>
    <style:style style:name="T8" style:family="text">
      <style:text-properties officeooo:rsid="003297e6"/>
    </style:style>
    <style:style style:name="T9" style:family="text">
      <style:text-properties officeooo:rsid="0033bb95"/>
    </style:style>
    <style:style style:name="T10" style:family="text">
      <style:text-properties officeooo:rsid="0034c3a8"/>
    </style:style>
    <style:style style:name="T11" style:family="text">
      <style:text-properties officeooo:rsid="0035853b"/>
    </style:style>
    <style:style style:name="T12" style:family="text">
      <style:text-properties officeooo:rsid="0038d27d"/>
    </style:style>
    <style:style style:name="T13" style:family="text">
      <style:text-properties officeooo:rsid="003a3cc3"/>
    </style:style>
    <style:style style:name="T14" style:family="text">
      <style:text-properties officeooo:rsid="003db0d1"/>
    </style:style>
    <style:style style:name="T15" style:family="text">
      <style:text-properties officeooo:rsid="00412fa9"/>
    </style:style>
    <style:style style:name="T16" style:family="text">
      <style:text-properties officeooo:rsid="004bb7aa"/>
    </style:style>
    <style:style style:name="T17" style:family="text">
      <style:text-properties officeooo:rsid="004f5fb7"/>
    </style:style>
    <style:style style:name="T18" style:family="text">
      <style:text-properties officeooo:rsid="004fbdd2"/>
    </style:style>
    <style:style style:name="T19" style:family="text">
      <style:text-properties officeooo:rsid="0050f37d"/>
    </style:style>
    <style:style style:name="T20" style:family="text">
      <style:text-properties officeooo:rsid="0056105f"/>
    </style:style>
    <style:style style:name="T21" style:family="text">
      <style:text-properties officeooo:rsid="0058ea6f"/>
    </style:style>
    <style:style style:name="T22" style:family="text">
      <style:text-properties officeooo:rsid="005ad6e0"/>
    </style:style>
    <style:style style:name="T23" style:family="text">
      <style:text-properties officeooo:rsid="00603bb3"/>
    </style:style>
    <style:style style:name="T24" style:family="text">
      <style:text-properties officeooo:rsid="006114ea"/>
    </style:style>
    <style:style style:name="T25" style:family="text">
      <style:text-properties officeooo:rsid="006294fb"/>
    </style:style>
    <style:style style:name="T26" style:family="text">
      <style:text-properties officeooo:rsid="00638538"/>
    </style:style>
    <style:style style:name="T27" style:family="text">
      <style:text-properties officeooo:rsid="0064a513"/>
    </style:style>
    <style:style style:name="T28" style:family="text">
      <style:text-properties officeooo:rsid="00659de3"/>
    </style:style>
    <style:style style:name="T29" style:family="text">
      <style:text-properties officeooo:rsid="00677803"/>
    </style:style>
    <style:style style:name="T30" style:family="text">
      <style:text-properties officeooo:rsid="006837f2"/>
    </style:style>
    <style:style style:name="T31" style:family="text">
      <style:text-properties officeooo:rsid="00694183"/>
    </style:style>
    <style:style style:name="T32" style:family="text">
      <style:text-properties officeooo:rsid="006b146e"/>
    </style:style>
    <style:style style:name="T33" style:family="text">
      <style:text-properties officeooo:rsid="00773e5c"/>
    </style:style>
    <style:style style:name="T34" style:family="text">
      <style:text-properties officeooo:rsid="007755e3"/>
    </style:style>
    <style:style style:name="T35" style:family="text">
      <style:text-properties officeooo:rsid="00789716"/>
    </style:style>
    <style:style style:name="T36" style:family="text">
      <style:text-properties officeooo:rsid="007a1f71"/>
    </style:style>
    <style:style style:name="T37" style:family="text">
      <style:text-properties officeooo:rsid="00882f47"/>
    </style:style>
    <style:style style:name="T38" style:family="text">
      <style:text-properties officeooo:rsid="008c82ee"/>
    </style:style>
    <style:style style:name="T39" style:family="text">
      <style:text-properties officeooo:rsid="008c9eb4"/>
    </style:style>
    <style:style style:name="T40" style:family="text">
      <style:text-properties officeooo:rsid="008dd34e"/>
    </style:style>
    <style:style style:name="T41" style:family="text">
      <style:text-properties officeooo:rsid="008f440c"/>
    </style:style>
    <style:style style:name="T42" style:family="text">
      <style:text-properties officeooo:rsid="009b8b98"/>
    </style:style>
    <style:style style:name="T43" style:family="text">
      <style:text-properties officeooo:rsid="009ce332"/>
    </style:style>
    <style:style style:name="T44" style:family="text">
      <style:text-properties officeooo:rsid="00a1caf1"/>
    </style:style>
    <style:style style:name="T45" style:family="text">
      <style:text-properties officeooo:rsid="00a1ff5f"/>
    </style:style>
    <style:style style:name="T46" style:family="text">
      <style:text-properties officeooo:rsid="00a2e1c7"/>
    </style:style>
    <style:style style:name="T47" style:family="text">
      <style:text-properties officeooo:rsid="00a504a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df5eb" style:font-weight-asian="normal" style:font-weight-complex="normal"/>
    </style:style>
    <style:style style:name="T50" style:family="text">
      <style:text-properties fo:font-weight="normal" officeooo:rsid="00be84e6" style:font-weight-asian="normal" style:font-weight-complex="normal"/>
    </style:style>
    <style:style style:name="T51" style:family="text">
      <style:text-properties fo:font-weight="normal" officeooo:rsid="00c0979c" style:font-weight-asian="normal" style:font-weight-complex="normal"/>
    </style:style>
    <style:style style:name="T52" style:family="text">
      <style:text-properties fo:font-weight="normal" officeooo:rsid="00c261d5" style:font-weight-asian="normal" style:font-weight-complex="normal"/>
    </style:style>
    <style:style style:name="T53" style:family="text">
      <style:text-properties fo:font-weight="normal" officeooo:rsid="00c72887" style:font-weight-asian="normal" style:font-weight-complex="normal"/>
    </style:style>
    <style:style style:name="T54" style:family="text">
      <style:text-properties fo:font-weight="normal" officeooo:rsid="00c8b402" style:font-weight-asian="normal" style:font-weight-complex="normal"/>
    </style:style>
    <style:style style:name="T55" style:family="text">
      <style:text-properties fo:font-weight="normal" officeooo:rsid="00cae585" style:font-weight-asian="normal" style:font-weight-complex="normal"/>
    </style:style>
    <style:style style:name="T56" style:family="text">
      <style:text-properties fo:font-weight="normal" officeooo:rsid="00cc9699" style:font-weight-asian="normal" style:font-weight-complex="normal"/>
    </style:style>
    <style:style style:name="T57" style:family="text">
      <style:text-properties fo:font-weight="normal" officeooo:rsid="0110a10d" style:font-weight-asian="normal" style:font-weight-complex="normal"/>
    </style:style>
    <style:style style:name="T58" style:family="text">
      <style:text-properties fo:font-weight="normal" officeooo:rsid="01134504" style:font-weight-asian="normal" style:font-weight-complex="normal"/>
    </style:style>
    <style:style style:name="T59" style:family="text">
      <style:text-properties fo:font-weight="normal" officeooo:rsid="0116dd1d" style:font-weight-asian="normal" style:font-weight-complex="normal"/>
    </style:style>
    <style:style style:name="T60" style:family="text">
      <style:text-properties fo:font-weight="normal" officeooo:rsid="0190e097" style:font-weight-asian="normal" style:font-weight-complex="normal"/>
    </style:style>
    <style:style style:name="T61" style:family="text">
      <style:text-properties fo:font-weight="normal" officeooo:rsid="01924707" style:font-weight-asian="normal" style:font-weight-complex="normal"/>
    </style:style>
    <style:style style:name="T62" style:family="text">
      <style:text-properties fo:font-weight="normal" officeooo:rsid="0193857b" style:font-weight-asian="normal" style:font-weight-complex="normal"/>
    </style:style>
    <style:style style:name="T63" style:family="text">
      <style:text-properties fo:font-weight="normal" officeooo:rsid="0194ee17" style:font-weight-asian="normal" style:font-weight-complex="normal"/>
    </style:style>
    <style:style style:name="T64" style:family="text">
      <style:text-properties fo:font-weight="normal" officeooo:rsid="01964f4c" style:font-weight-asian="normal" style:font-weight-complex="normal"/>
    </style:style>
    <style:style style:name="T65" style:family="text">
      <style:text-properties fo:font-weight="normal" officeooo:rsid="019d1343" style:font-weight-asian="normal" style:font-weight-complex="normal"/>
    </style:style>
    <style:style style:name="T66" style:family="text">
      <style:text-properties fo:font-weight="normal" officeooo:rsid="019de07e" style:font-weight-asian="normal" style:font-weight-complex="normal"/>
    </style:style>
    <style:style style:name="T67" style:family="text">
      <style:text-properties fo:font-weight="normal" officeooo:rsid="019f2c6e" style:font-weight-asian="normal" style:font-weight-complex="normal"/>
    </style:style>
    <style:style style:name="T68" style:family="text">
      <style:text-properties fo:font-weight="normal" officeooo:rsid="01a0bb72" style:font-weight-asian="normal" style:font-weight-complex="normal"/>
    </style:style>
    <style:style style:name="T69" style:family="text">
      <style:text-properties fo:font-weight="normal" officeooo:rsid="01a144eb" style:font-weight-asian="normal" style:font-weight-complex="normal"/>
    </style:style>
    <style:style style:name="T70" style:family="text">
      <style:text-properties fo:font-weight="normal" officeooo:rsid="01aa56fa" style:font-weight-asian="normal" style:font-weight-complex="normal"/>
    </style:style>
    <style:style style:name="T71" style:family="text">
      <style:text-properties fo:font-weight="normal" officeooo:rsid="01ae09dc" style:font-weight-asian="normal" style:font-weight-complex="normal"/>
    </style:style>
    <style:style style:name="T72" style:family="text">
      <style:text-properties fo:font-weight="normal" officeooo:rsid="01af43b4" style:font-weight-asian="normal" style:font-weight-complex="normal"/>
    </style:style>
    <style:style style:name="T73" style:family="text">
      <style:text-properties fo:font-weight="normal" officeooo:rsid="01b0ed80" style:font-weight-asian="normal" style:font-weight-complex="normal"/>
    </style:style>
    <style:style style:name="T74" style:family="text">
      <style:text-properties fo:font-weight="normal" officeooo:rsid="01b2bbb2" style:font-weight-asian="normal" style:font-weight-complex="normal"/>
    </style:style>
    <style:style style:name="T75" style:family="text">
      <style:text-properties fo:font-weight="normal" officeooo:rsid="01b3a613" style:font-weight-asian="normal" style:font-weight-complex="normal"/>
    </style:style>
    <style:style style:name="T76" style:family="text">
      <style:text-properties fo:font-weight="normal" officeooo:rsid="01b637e9" style:font-weight-asian="normal" style:font-weight-complex="normal"/>
    </style:style>
    <style:style style:name="T77" style:family="text">
      <style:text-properties fo:font-weight="normal" officeooo:rsid="01bd54bc" style:font-weight-asian="normal" style:font-weight-complex="normal"/>
    </style:style>
    <style:style style:name="T78" style:family="text">
      <style:text-properties fo:font-weight="normal" officeooo:rsid="01c2d1b4" style:font-weight-asian="normal" style:font-weight-complex="normal"/>
    </style:style>
    <style:style style:name="T79" style:family="text">
      <style:text-properties fo:font-weight="normal" officeooo:rsid="01c4fdb6" style:font-weight-asian="normal" style:font-weight-complex="normal"/>
    </style:style>
    <style:style style:name="T80" style:family="text">
      <style:text-properties fo:font-weight="normal" officeooo:rsid="01c5b4fe" style:font-weight-asian="normal" style:font-weight-complex="normal"/>
    </style:style>
    <style:style style:name="T81" style:family="text">
      <style:text-properties fo:font-weight="normal" officeooo:rsid="01cd25b8" style:font-weight-asian="normal" style:font-weight-complex="normal"/>
    </style:style>
    <style:style style:name="T82" style:family="text">
      <style:text-properties fo:font-weight="normal" officeooo:rsid="01ce0555" style:font-weight-asian="normal" style:font-weight-complex="normal"/>
    </style:style>
    <style:style style:name="T83" style:family="text">
      <style:text-properties fo:font-weight="normal" officeooo:rsid="01cfc51c" style:font-weight-asian="normal" style:font-weight-complex="normal"/>
    </style:style>
    <style:style style:name="T84" style:family="text">
      <style:text-properties fo:font-weight="normal" officeooo:rsid="01d0b271" style:font-weight-asian="normal" style:font-weight-complex="normal"/>
    </style:style>
    <style:style style:name="T85" style:family="text">
      <style:text-properties fo:font-weight="normal" officeooo:rsid="01d222e6" style:font-weight-asian="normal" style:font-weight-complex="normal"/>
    </style:style>
    <style:style style:name="T86" style:family="text">
      <style:text-properties fo:font-weight="normal" officeooo:rsid="01d2ee2a" style:font-weight-asian="normal" style:font-weight-complex="normal"/>
    </style:style>
    <style:style style:name="T87" style:family="text">
      <style:text-properties fo:font-weight="normal" officeooo:rsid="01d3ad05" style:font-weight-asian="normal" style:font-weight-complex="normal"/>
    </style:style>
    <style:style style:name="T88" style:family="text">
      <style:text-properties fo:font-weight="normal" officeooo:rsid="01d4b787" style:font-weight-asian="normal" style:font-weight-complex="normal"/>
    </style:style>
    <style:style style:name="T89" style:family="text">
      <style:text-properties fo:font-weight="normal" officeooo:rsid="01d64b55" style:font-weight-asian="normal" style:font-weight-complex="normal"/>
    </style:style>
    <style:style style:name="T90" style:family="text">
      <style:text-properties fo:font-weight="normal" officeooo:rsid="01d6f244" style:font-weight-asian="normal" style:font-weight-complex="normal"/>
    </style:style>
    <style:style style:name="T91" style:family="text">
      <style:text-properties fo:font-weight="normal" officeooo:rsid="01d743c4" style:font-weight-asian="normal" style:font-weight-complex="normal"/>
    </style:style>
    <style:style style:name="T92" style:family="text">
      <style:text-properties fo:font-weight="normal" officeooo:rsid="01d91b14" style:font-weight-asian="normal" style:font-weight-complex="normal"/>
    </style:style>
    <style:style style:name="T93" style:family="text">
      <style:text-properties fo:font-weight="normal" officeooo:rsid="01da19f7" style:font-weight-asian="normal" style:font-weight-complex="normal"/>
    </style:style>
    <style:style style:name="T94" style:family="text">
      <style:text-properties fo:font-weight="normal" officeooo:rsid="01db3ae5" style:font-weight-asian="normal" style:font-weight-complex="normal"/>
    </style:style>
    <style:style style:name="T95" style:family="text">
      <style:text-properties officeooo:rsid="00b6f53d"/>
    </style:style>
    <style:style style:name="T96" style:family="text">
      <style:text-properties officeooo:rsid="00ba3aaf"/>
    </style:style>
    <style:style style:name="T97" style:family="text">
      <style:text-properties officeooo:rsid="00bb448e"/>
    </style:style>
    <style:style style:name="T98" style:family="text">
      <style:text-properties officeooo:rsid="00bd120c"/>
    </style:style>
    <style:style style:name="T99" style:family="text">
      <style:text-properties officeooo:rsid="00d093ba"/>
    </style:style>
    <style:style style:name="T100" style:family="text">
      <style:text-properties officeooo:rsid="00d151e9"/>
    </style:style>
    <style:style style:name="T101" style:family="text">
      <style:text-properties officeooo:rsid="00d6c7f9"/>
    </style:style>
    <style:style style:name="T102" style:family="text">
      <style:text-properties officeooo:rsid="00dcc61c"/>
    </style:style>
    <style:style style:name="T103" style:family="text">
      <style:text-properties style:text-position="0% 100%"/>
    </style:style>
    <style:style style:name="T104" style:family="text">
      <style:text-properties officeooo:rsid="00fdfe2b"/>
    </style:style>
    <style:style style:name="T105" style:family="text">
      <style:text-properties officeooo:rsid="01005a03"/>
    </style:style>
    <style:style style:name="T106" style:family="text">
      <style:text-properties officeooo:rsid="0100ac1b"/>
    </style:style>
    <style:style style:name="T107" style:family="text">
      <style:text-properties officeooo:rsid="0100d490"/>
    </style:style>
    <style:style style:name="T108" style:family="text">
      <style:text-properties officeooo:rsid="0103667b"/>
    </style:style>
    <style:style style:name="T109" style:family="text">
      <style:text-properties officeooo:rsid="0104adeb"/>
    </style:style>
    <style:style style:name="T110" style:family="text">
      <style:text-properties officeooo:rsid="01079aab"/>
    </style:style>
    <style:style style:name="T111" style:family="text">
      <style:text-properties officeooo:rsid="0125ca0e"/>
    </style:style>
    <style:style style:name="T112" style:family="text">
      <style:text-properties officeooo:rsid="0129e763"/>
    </style:style>
    <style:style style:name="T113" style:family="text">
      <style:text-properties officeooo:rsid="012b6b07"/>
    </style:style>
    <style:style style:name="T114" style:family="text">
      <style:text-properties officeooo:rsid="012e6e6c"/>
    </style:style>
    <style:style style:name="T115" style:family="text">
      <style:text-properties officeooo:rsid="0130645b"/>
    </style:style>
    <style:style style:name="T116" style:family="text">
      <style:text-properties officeooo:rsid="01365ad5"/>
    </style:style>
    <style:style style:name="T117" style:family="text">
      <style:text-properties officeooo:rsid="013838ce"/>
    </style:style>
    <style:style style:name="T118" style:family="text">
      <style:text-properties officeooo:rsid="0139ab3a"/>
    </style:style>
    <style:style style:name="T119" style:family="text">
      <style:text-properties officeooo:rsid="013ca321"/>
    </style:style>
    <style:style style:name="T120" style:family="text">
      <style:text-properties officeooo:rsid="0140fcb3"/>
    </style:style>
    <style:style style:name="T121" style:family="text">
      <style:text-properties officeooo:rsid="01428316"/>
    </style:style>
    <style:style style:name="T122" style:family="text">
      <style:text-properties officeooo:rsid="01439a2d"/>
    </style:style>
    <style:style style:name="T123" style:family="text">
      <style:text-properties officeooo:rsid="0144b256"/>
    </style:style>
    <style:style style:name="T124" style:family="text">
      <style:text-properties officeooo:rsid="014529e0"/>
    </style:style>
    <style:style style:name="T125" style:family="text">
      <style:text-properties officeooo:rsid="01467e20"/>
    </style:style>
    <style:style style:name="T126" style:family="text">
      <style:text-properties officeooo:rsid="0147cd1a"/>
    </style:style>
    <style:style style:name="T127" style:family="text">
      <style:text-properties officeooo:rsid="0148efd3"/>
    </style:style>
    <style:style style:name="T128" style:family="text">
      <style:text-properties officeooo:rsid="014bf4b6"/>
    </style:style>
    <style:style style:name="T129" style:family="text">
      <style:text-properties officeooo:rsid="014fd747"/>
    </style:style>
    <style:style style:name="T130" style:family="text">
      <style:text-properties officeooo:rsid="01519053"/>
    </style:style>
    <style:style style:name="T131" style:family="text">
      <style:text-properties officeooo:rsid="01549e52"/>
    </style:style>
    <style:style style:name="T132" style:family="text">
      <style:text-properties officeooo:rsid="0154d0d5"/>
    </style:style>
    <style:style style:name="T133" style:family="text">
      <style:text-properties officeooo:rsid="015591bd"/>
    </style:style>
    <style:style style:name="T134" style:family="text">
      <style:text-properties officeooo:rsid="015a25fd"/>
    </style:style>
    <style:style style:name="T135" style:family="text">
      <style:text-properties officeooo:rsid="015ac12a"/>
    </style:style>
    <style:style style:name="T136" style:family="text">
      <style:text-properties officeooo:rsid="01621e5b"/>
    </style:style>
    <style:style style:name="T137" style:family="text">
      <style:text-properties officeooo:rsid="016519c6"/>
    </style:style>
    <style:style style:name="T138" style:family="text">
      <style:text-properties officeooo:rsid="01688dec"/>
    </style:style>
    <style:style style:name="T139" style:family="text">
      <style:text-properties officeooo:rsid="0168f48b"/>
    </style:style>
    <style:style style:name="T140" style:family="text">
      <style:text-properties officeooo:rsid="016a6954"/>
    </style:style>
    <style:style style:name="T141" style:family="text">
      <style:text-properties officeooo:rsid="0176bbe9"/>
    </style:style>
    <style:style style:name="T142" style:family="text">
      <style:text-properties officeooo:rsid="01781d78"/>
    </style:style>
    <style:style style:name="T143" style:family="text">
      <style:text-properties officeooo:rsid="01785236"/>
    </style:style>
    <style:style style:name="T144" style:family="text">
      <style:text-properties officeooo:rsid="017951e1"/>
    </style:style>
    <style:style style:name="T145" style:family="text">
      <style:text-properties officeooo:rsid="017a319d"/>
    </style:style>
    <style:style style:name="T146" style:family="text">
      <style:text-properties officeooo:rsid="017b2d2a"/>
    </style:style>
    <style:style style:name="T147" style:family="text">
      <style:text-properties officeooo:rsid="018857f2"/>
    </style:style>
    <style:style style:name="gr1" style:family="graphic">
      <style:graphic-properties svg:stroke-color="#b4c7dc" draw:fill-color="#ffffff" draw:textarea-horizontal-align="justify" draw:textarea-vertical-align="middle" draw:auto-grow-height="false" fo:min-height="0.864cm" fo:min-width="0.2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V7</text:p>
      <text:p text:style-name="P1"/>
      <text:p text:style-name="P2">Tristan Sopauschke, Hans Schreiter</text:p>
      <text:p text:style-name="P2"/>
      <text:p text:style-name="P20">Aufteilung der Leitungen</text:p>
      <text:p text:style-name="P4"/>
      <text:p text:style-name="P3">Uns stehen 8 Leitungen und somit theoretisch 8 Bits zur Verfügung. <text:span text:style-name="T2">Um eine gleichzeitige</text:span> Vollduplex-Übertragung <text:span text:style-name="T14">zu ermöglichen </text:span>werden diese zunächst aufg<text:span text:style-name="T1">eteilt, sodass </text:span><text:span text:style-name="T3">jeder Station vier Leitungen zum Senden, und vier Leitungen zum </text:span><text:span text:style-name="T4">Empfangen </text:span><text:span text:style-name="T3">bereitstehen</text:span><text:span text:style-name="T1">. </text:span><text:span text:style-name="T5">Die beiden Stationen spiegeln sich dabei natürlich so, sodass Station </text:span><text:span text:style-name="T6">0</text:span><text:span text:style-name="T5"> auf den Leitungen empfängt, auf denen Station </text:span><text:span text:style-name="T6">1</text:span><text:span text:style-name="T5"> sendet, und umgekehrt:</text:span></text:p>
      <text:p text:style-name="P18"><text:span text:style-name="T7">Station</text:span> 0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3"/>
        <table:table-row table:style-name="TableLine93940356526240">
          <table:table-cell table:style-name="Tabelle1.A1" table:number-columns-spanned="4" office:value-type="string">
            <text:p text:style-name="P40">Empf<text:span text:style-name="T46">änger</text:span></text:p>
          </table:table-cell>
          <table:covered-table-cell/>
          <table:covered-table-cell/>
          <table:covered-table-cell/>
          <table:table-cell table:style-name="Tabelle1.E1" table:number-columns-spanned="4" office:value-type="string">
            <text:p text:style-name="P40">Sende<text:span text:style-name="T46">r</text:span></text:p>
          </table:table-cell>
          <table:covered-table-cell/>
          <table:covered-table-cell/>
          <table:covered-table-cell/>
        </table:table-row>
        <table:table-row table:style-name="TableLine93940356526240">
          <table:table-cell table:style-name="Tabelle1.A1" office:value-type="string">
            <text:p text:style-name="P42"><draw:custom-shape text:anchor-type="paragraph" draw:z-index="0" draw:name="Form1" draw:style-name="gr1" draw:text-style-name="P56" svg:width="0.449cm" svg:height="1.08cm" svg:x="12.571cm" svg:y="0.56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it 7</text:p>
          </table:table-cell>
          <table:table-cell table:style-name="Tabelle1.A1" office:value-type="string">
            <text:p text:style-name="P42">Bit 6</text:p>
          </table:table-cell>
          <table:table-cell table:style-name="Tabelle1.A1" office:value-type="string">
            <text:p text:style-name="P42">Bit 5</text:p>
          </table:table-cell>
          <table:table-cell table:style-name="Tabelle1.A1" office:value-type="string">
            <text:p text:style-name="P42">Bit 4</text:p>
          </table:table-cell>
          <table:table-cell table:style-name="Tabelle1.E1" office:value-type="string">
            <text:p text:style-name="P42">Bit 3</text:p>
          </table:table-cell>
          <table:table-cell table:style-name="Tabelle1.F2" office:value-type="string">
            <text:p text:style-name="P42">Bit 2</text:p>
          </table:table-cell>
          <table:table-cell table:style-name="Tabelle1.F2" office:value-type="string">
            <text:p text:style-name="P42">Bit 1</text:p>
          </table:table-cell>
          <table:table-cell table:style-name="Tabelle1.F2" office:value-type="string">
            <text:p text:style-name="P42">Bit 0</text:p>
          </table:table-cell>
        </table:table-row>
      </table:table>
      <text:p text:style-name="P3"><draw:custom-shape text:anchor-type="paragraph" draw:z-index="1" draw:name="Form1_0" draw:style-name="gr1" draw:text-style-name="P56" svg:width="0.449cm" svg:height="1.08cm" svg:x="4.039cm" svg:y="0.03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9"><text:span text:style-name="T7">Station</text:span> 1</text:p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 table:number-columns-repeated="3"/>
        <table:table-row table:style-name="TableLine93940322082112">
          <table:table-cell table:style-name="Tabelle2.A1" table:number-columns-spanned="4" office:value-type="string">
            <text:p text:style-name="P41">Sende<text:span text:style-name="T46">r</text:span></text:p>
          </table:table-cell>
          <table:covered-table-cell/>
          <table:covered-table-cell/>
          <table:covered-table-cell/>
          <table:table-cell table:style-name="Tabelle2.E1" table:number-columns-spanned="4" office:value-type="string">
            <text:p text:style-name="P41">Empf<text:span text:style-name="T47">änger</text:span></text:p>
          </table:table-cell>
          <table:covered-table-cell/>
          <table:covered-table-cell/>
          <table:covered-table-cell/>
        </table:table-row>
        <table:table-row table:style-name="TableLine93940322082112">
          <table:table-cell table:style-name="Tabelle2.A1" office:value-type="string">
            <text:p text:style-name="P42">Bit 7</text:p>
          </table:table-cell>
          <table:table-cell table:style-name="Tabelle2.A1" office:value-type="string">
            <text:p text:style-name="P42">Bit 6</text:p>
          </table:table-cell>
          <table:table-cell table:style-name="Tabelle2.A1" office:value-type="string">
            <text:p text:style-name="P42">Bit 5</text:p>
          </table:table-cell>
          <table:table-cell table:style-name="Tabelle2.A1" office:value-type="string">
            <text:p text:style-name="P42">Bit 4</text:p>
          </table:table-cell>
          <table:table-cell table:style-name="Tabelle2.E1" office:value-type="string">
            <text:p text:style-name="P42">Bit 3</text:p>
          </table:table-cell>
          <table:table-cell table:style-name="Tabelle2.F2" office:value-type="string">
            <text:p text:style-name="P42">Bit 2</text:p>
          </table:table-cell>
          <table:table-cell table:style-name="Tabelle2.F2" office:value-type="string">
            <text:p text:style-name="P42">Bit 1</text:p>
          </table:table-cell>
          <table:table-cell table:style-name="Tabelle2.F2" office:value-type="string">
            <text:p text:style-name="P42">Bit 0</text:p>
          </table:table-cell>
        </table:table-row>
      </table:table>
      <text:p text:style-name="P37"/>
      <text:p text:style-name="P5">So entstehen zwei identische Kanäle, die jeweils <text:span text:style-name="T8">über 4 Leitungen/</text:span><text:span text:style-name="T9">Bits</text:span><text:span text:style-name="T8"> verfügen.</text:span></text:p>
      <text:p text:style-name="P6">Diesen <text:span text:style-name="T10">4 Bits werden dann </text:span><text:span text:style-name="T11">noch </text:span><text:span text:style-name="T13">jeweils </text:span><text:span text:style-name="T12">eine </text:span><text:span text:style-name="T13">spezifische </text:span><text:span text:style-name="T12">Funktionalität zugewiesen, </text:span><text:span text:style-name="T33">die im folgenden weiter erläutert werden:</text:span></text:p>
      <text:p text:style-name="P6"/>
      <table:table table:name="Tabelle3" table:style-name="Tabelle3">
        <table:table-column table:style-name="Tabelle3.A" table:number-columns-repeated="5"/>
        <table:table-row table:style-name="TableLine93940360570480">
          <table:table-cell table:style-name="Tabelle3.A1" office:value-type="string">
            <text:p text:style-name="P43">Bit</text:p>
          </table:table-cell>
          <table:table-cell table:style-name="Tabelle3.B1" office:value-type="string">
            <text:p text:style-name="P45">3</text:p>
          </table:table-cell>
          <table:table-cell table:style-name="Tabelle3.B1" office:value-type="string">
            <text:p text:style-name="P45">2</text:p>
          </table:table-cell>
          <table:table-cell table:style-name="Tabelle3.B1" office:value-type="string">
            <text:p text:style-name="P45">1</text:p>
          </table:table-cell>
          <table:table-cell table:style-name="Tabelle3.B1" office:value-type="string">
            <text:p text:style-name="P45">0</text:p>
          </table:table-cell>
        </table:table-row>
        <table:table-row table:style-name="TableLine93940360570480">
          <table:table-cell table:style-name="Tabelle3.A2" office:value-type="string">
            <text:p text:style-name="P44">Funktion</text:p>
          </table:table-cell>
          <table:table-cell table:style-name="Tabelle3.B2" office:value-type="string">
            <text:p text:style-name="P46">Takt<text:span text:style-name="T15">leitung</text:span></text:p>
          </table:table-cell>
          <table:table-cell table:style-name="Tabelle3.C2" office:value-type="string">
            <text:p text:style-name="P47">ACK-<text:span text:style-name="T35">Leitung</text:span></text:p>
          </table:table-cell>
          <table:table-cell table:style-name="Tabelle3.D2" table:number-columns-spanned="2" office:value-type="string">
            <text:p text:style-name="P48">Datenbits</text:p>
          </table:table-cell>
          <table:covered-table-cell/>
        </table:table-row>
      </table:table>
      <text:p text:style-name="P7"/>
      <text:p text:style-name="P21"><text:span text:style-name="T34">Taktleitung: </text:span>Taktgenerierung <text:span text:style-name="T16">und -rückgewinnung</text:span></text:p>
      <text:p text:style-name="P22"/>
      <text:p text:style-name="P8">Auf der dedizierten Taktleitung <text:span text:style-name="T17">wird kontinuierlich ei</text:span><text:span text:style-name="T18">n Taktsignal gesendet. </text:span><text:span text:style-name="T19">Immer wenn </text:span><text:span text:style-name="T20">zwei neue Datenbits bereitstehen, wird der Wert der <text:s/>Pegel der Taktleitung </text:span><text:span text:style-name="T21">invertiert (also nach Muster 101010 </text:span><text:span text:style-name="T22">etc</text:span><text:span text:style-name="T21">). </text:span><text:span text:style-name="T22">So weiß der Empfänger </text:span><text:span text:style-name="T23">ob bereits </text:span><text:span text:style-name="T24">neue Bits bereitstehen </text:span><text:span text:style-name="T25">oder nicht. Es ist dadurch dann auch kein Problem, </text:span><text:span text:style-name="T27">wenn </text:span><text:span text:style-name="T25">der Empfänger die Leitungen häufiger pollen </text:span><text:span text:style-name="T27">sollte </text:span><text:span text:style-name="T25">als </text:span><text:span text:style-name="T26">der Sender </text:span><text:span text:style-name="T28">neue Daten bereithält. </text:span><text:span text:style-name="T32">Diese Methode ist sehr robust und folgt dem guten alten KISS-Prinzp, e</text:span><text:span text:style-name="T29">in Nachteil ist </text:span><text:span text:style-name="T32">allerdings </text:span><text:span text:style-name="T29">der durch die dedizierte Taktleitung </text:span><text:span text:style-name="T30">en</text:span><text:span text:style-name="T31">t</text:span><text:span text:style-name="T30">stehende </text:span><text:span text:style-name="T32">Overhead.</text:span></text:p>
      <text:p text:style-name="P8"/>
      <text:p text:style-name="P23">ACK-<text:span text:style-name="T36">Leitung: </text:span><text:span text:style-name="T37">Empfang bestätigen oder Resends anfordern</text:span></text:p>
      <text:p text:style-name="P23"/>
      <text:p text:style-name="P9">Das ACK-Bit ermöglicht es dem Empfänger, dem Sender Rückmeldung zu geben, <text:span text:style-name="T38">ob die </text:span><text:span text:style-name="T39">gesendeten Daten korrekt empfangen wurden. Dies </text:span><text:span text:style-name="T40">spielt </text:span><text:span text:style-name="T41">später bei der Fehlerkorrektur eine entscheidende Rolle. </text:span><text:span text:style-name="T42">Für diese Funktionalität reservieren wir eine dedizierte Leitung, da auf dieser Leitung </text:span><text:span text:style-name="T43">eben genau in die umgekehrte Richtung zurückgesendet w</text:span><text:span text:style-name="T45">erden muss</text:span><text:span text:style-name="T43"> </text:span><text:span text:style-name="T44">als auf den anderen 3 Bits.</text:span></text:p>
      <text:p text:style-name="P9"/>
      <text:p text:style-name="P24">Datenbits</text:p>
      <text:p text:style-name="P24"><text:span text:style-name="T48"/></text:p>
      <text:p text:style-name="P25"><text:span text:style-name="T48">Hier können zwei Bits </text:span><text:span text:style-name="T49">beliebige </text:span><text:span text:style-name="T48">Daten pro Takt übergeben werden. </text:span><text:span text:style-name="T50">Über </text:span><text:span text:style-name="T51">4 Tak</text:span><text:span text:style-name="T52">te </text:span><text:span text:style-name="T53">hinweg wird dann also ein </text:span><text:span text:style-name="T55">ganzes Byte </text:span><text:span text:style-name="T56">gesendet/</text:span><text:span text:style-name="T55">empfangen</text:span><text:span text:style-name="T54">, dass dann den darüberliegenden Schichten zur Verfügung gestellt wird.</text:span></text:p>
      <text:p text:style-name="P27"><text:soft-page-break/>Sicherungsschicht</text:p>
      <text:p text:style-name="P28"><text:span text:style-name="T48">Nun haben wir also </text:span><text:span text:style-name="T57">erstmal die Möglichkeit, Bytes robust und im Vollduplex zu übertragen. Darauf wird nun </text:span><text:span text:style-name="T58">eine vernünftige Verfahrensweise </text:span><text:span text:style-name="T59">aufgebaut, um eine sichere Übertragung größerer Datenmengen zu erlauben.</text:span></text:p>
      <text:p text:style-name="P25"><text:span text:style-name="T48"/></text:p>
      <text:p text:style-name="P26">Rahmenfindung und -erkennung</text:p>
      <text:p text:style-name="P26"/>
      <text:p text:style-name="P10">Die Daten werden <text:span text:style-name="T98">stückweise </text:span><text:span text:style-name="T95">in Form von </text:span><text:span text:style-name="T96">Rahmen </text:span><text:span text:style-name="T97">theoretisch beliebiger Größe übertragen. </text:span><text:span text:style-name="T99">Zur Rahmenkennung </text:span><text:span text:style-name="T100">Nutzen wir Steuerzeichen, </text:span><text:span text:style-name="T101">welche jeweils 1 Byte groß sind und in den Datenstrom eingefügt werden.</text:span>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3940379811056">
          <table:table-cell table:style-name="Tabelle4.A1" office:value-type="string">
            <text:p text:style-name="P49">Steuerzeichen</text:p>
          </table:table-cell>
          <table:table-cell table:style-name="Tabelle4.A1" office:value-type="string">
            <text:p text:style-name="P51">Wert</text:p>
          </table:table-cell>
          <table:table-cell table:style-name="Tabelle4.C1" office:value-type="string">
            <text:p text:style-name="P50">Funktio<text:span text:style-name="T102">n</text:span></text:p>
          </table:table-cell>
        </table:table-row>
        <table:table-row table:style-name="TableLine93940379811056">
          <table:table-cell table:style-name="Tabelle4.A2" office:value-type="string">
            <text:p text:style-name="P52">BEGIN</text:p>
          </table:table-cell>
          <table:table-cell table:style-name="Tabelle4.A2" office:value-type="string">
            <text:p text:style-name="P53">0x1</text:p>
          </table:table-cell>
          <table:table-cell table:style-name="Tabelle4.C2" office:value-type="string">
            <text:p text:style-name="P53">Signalisiert <text:span text:style-name="T103">Beginn eines Rahmens</text:span></text:p>
          </table:table-cell>
        </table:table-row>
        <table:table-row table:style-name="TableLine93940379811056">
          <table:table-cell table:style-name="Tabelle4.A2" office:value-type="string">
            <text:p text:style-name="P52">END</text:p>
          </table:table-cell>
          <table:table-cell table:style-name="Tabelle4.A2" office:value-type="string">
            <text:p text:style-name="P53">0x2</text:p>
          </table:table-cell>
          <table:table-cell table:style-name="Tabelle4.C2" office:value-type="string">
            <text:p text:style-name="P54">Signalisiert Ende eines Rahmens</text:p>
          </table:table-cell>
        </table:table-row>
        <table:table-row table:style-name="TableLine93940379811056">
          <table:table-cell table:style-name="Tabelle4.A2" office:value-type="string">
            <text:p text:style-name="P52">ESCAPE</text:p>
          </table:table-cell>
          <table:table-cell table:style-name="Tabelle4.A2" office:value-type="string">
            <text:p text:style-name="P53">0x3</text:p>
          </table:table-cell>
          <table:table-cell table:style-name="Tabelle4.C2" office:value-type="string">
            <text:p text:style-name="P55">Ignoriere folgende ESC Sequenz</text:p>
          </table:table-cell>
        </table:table-row>
      </table:table>
      <text:p text:style-name="P10"/>
      <text:p text:style-name="P11">Ein Rahmen sieht in der Regel dann so aus:</text:p>
      <text:p text:style-name="P38">BEGIN | <text:span text:style-name="T111">(</text:span>CHECKSUM<text:span text:style-name="T111">)</text:span> | Daten … | END</text:p>
      <text:p text:style-name="P39"/>
      <text:p text:style-name="P12">Sollten <text:span text:style-name="T104">in den Datenbytes selbst </text:span><text:span text:style-name="T107">Bytes vorhanden sein, die zufällig dem Wert eines Steuerzeichens </text:span><text:span text:style-name="T108">entsprechen,</text:span><text:span text:style-name="T105"> </text:span><text:span text:style-name="T106">wird diesen beim Packen des Rahmens ein ESCAPE-</text:span><text:span text:style-name="T109">Steuerzeichen </text:span><text:span text:style-name="T110">vorangestellt, um diese als herkömmliche Daten kenntlich zu machen.</text:span></text:p>
      <text:p text:style-name="P12"/>
      <text:p text:style-name="P29">Fehlererkennung und -korrektur</text:p>
      <text:p text:style-name="P29"/>
      <text:p text:style-name="P13">Wie oben zu sehen, <text:span text:style-name="T112">wird in jedem Rahmen zusätzlich </text:span><text:span text:style-name="T113">direkt nach dem BEGIN-Zeichen eine Checksum eingefügt. </text:span><text:span text:style-name="T114">Dabei handelt es sich um eine einfache, </text:span><text:span text:style-name="T119">1 Byte große </text:span><text:span text:style-name="T114">Verdichtung </text:span><text:span text:style-name="T115">aller im Datenbereich des Rahmens vorhandenen </text:span><text:span text:style-name="T116">Bytes, </text:span><text:span text:style-name="T117">die </text:span><text:span text:style-name="T120">vom</text:span><text:span text:style-name="T118"> Sender erstellt wird. </text:span><text:span text:style-name="T121">Der Empfänger erstellt dann nach vollständigem Empfang des Rahmens nach dem selben Verfahren eine eigene Checksum über den </text:span><text:span text:style-name="T123">empfangenen </text:span><text:span text:style-name="T122">Datenbytes und vergleicht diese mit der </text:span><text:span text:style-name="T124">vom Sender gelieferten Checksum. Stimmen beide überein, </text:span><text:span text:style-name="T125">wurde </text:span><text:span text:style-name="T126">der Rahmen korrekt empfangen, </text:span><text:span text:style-name="T127">sonst eben nicht.</text:span></text:p>
      <text:p text:style-name="P13"/>
      <text:p text:style-name="P14">Zur Fehlerkorrektur <text:span text:style-name="T128">wird nun die ACK-Leitung </text:span><text:span text:style-name="T129">und das Stop-And-Wait-Verfahren angewendet:</text:span></text:p>
      <text:p text:style-name="P15">Nachdem <text:span text:style-name="T130">der Sender den Rahmen vollständig abgesendet hat, wartet dieser </text:span><text:span text:style-name="T131">einen gewissen Zeitraum </text:span><text:span text:style-name="T132">und liest die ACK-Leitung. </text:span><text:span text:style-name="T138">Der Empfänger führt währenddessen </text:span><text:span text:style-name="T139">den Checksum-Test durch und legt auf die ACK-Leitung entsprechend eine 1 oder 0.</text:span></text:p>
      <text:p text:style-name="P15"><text:span text:style-name="T133">Erhält </text:span><text:span text:style-name="T140">der Sender nun</text:span><text:span text:style-name="T133"> vor Ablauf </text:span><text:span text:style-name="T134">des Zeitraumes eine 1 auf der ACK-Leitung, so ist gewiss dass der Rahmen korrekt versendet wurde, </text:span><text:span text:style-name="T135">und der Sender bereitet </text:span><text:span text:style-name="T136">das Senden des nächsten Rahmens vor. </text:span><text:span text:style-name="T137">Andernfalls wird der zuletzt versendete Rahmen erneut gesendet.</text:span></text:p>
      <text:p text:style-name="P15"/>
      <text:p text:style-name="P17">Die Fehlerkorrektur hat aber natürlich seine <text:span text:style-name="T147">Grenzen: Störungen der Taktleitung/ACK-Leitung können nicht aufgefangen werden und eventuell zum Verlust der Synchronität von Sender und Empfänger führen.</text:span></text:p>
      <text:p text:style-name="P17"/>
      <text:p text:style-name="P30"/>
      <text:p text:style-name="P30"/>
      <text:p text:style-name="P30"/>
      <text:p text:style-name="P30"/>
      <text:p text:style-name="P30"><text:soft-page-break/>Ende der Übertragung</text:p>
      <text:p text:style-name="P30"/>
      <text:p text:style-name="P16">Für das Ende einer Übertragung <text:span text:style-name="T143">gibt es </text:span>kein <text:span text:style-name="T142">eigenes </text:span>Steuerzeichen, <text:span text:style-name="T144">s</text:span><text:span text:style-name="T141">tattdessen wird </text:span><text:span text:style-name="T145">das Ende einer Übertragung jeweils vom Sender/Empfänger jeweils unabhängig voneinander daran erkannt, dass </text:span><text:span text:style-name="T146">ein leerer Rahmen gesendet/empfangen wurde.</text:span></text:p>
      <text:p text:style-name="P16"/>
      <text:p text:style-name="P31">Konkretes zur Implementierung</text:p>
      <text:p text:style-name="P31"><text:span text:style-name="T48"/></text:p>
      <text:p text:style-name="P32"><text:span text:style-name="T48">Dies alles haben wir in einem </text:span><text:span text:style-name="T60">einzelnen </text:span><text:span text:style-name="T61">Programm implementiert, dass auf beiden Stationen ausgeführt w</text:span><text:span text:style-name="T66">ird, wobei lediglich jeweils festgelegt werden muss, </text:span><text:span text:style-name="T67">auf welchem Kanal (also obere oder untere 4 Bits) gesendet wird</text:span><text:span text:style-name="T61">. </text:span><text:span text:style-name="T62">Es liest aus STDIN und schreibt nach STDOUT.</text:span><text:span text:style-name="T63"> Zusätzlich </text:span><text:span text:style-name="T64">kann </text:span><text:span text:style-name="T63">die geforderte Rahmengröße </text:span><text:span text:style-name="T65">und Verzögerung </text:span><text:span text:style-name="T68">pro Takt </text:span><text:span text:style-name="T65">per Kommandozeile </text:span><text:span text:style-name="T69">festgelegt </text:span><text:span text:style-name="T65">werden.</text:span></text:p>
      <text:p text:style-name="P32"><text:span text:style-name="T65"/></text:p>
      <text:p text:style-name="P34"><text:span text:style-name="T48">Für den Sender und Empfänger sind jeweils </text:span><text:span text:style-name="T70">eine Klasse </text:span><text:span text:style-name="T71">implementiert, die als Automaten fungieren, also gemäß ihre</text:span><text:span text:style-name="T72">s Zustandes und des Inputs einen entsprechenden Output und </text:span><text:span text:style-name="T73">Zustandsübergang finden.</text:span></text:p>
      <text:p text:style-name="P34"><text:span text:style-name="T73"><text:s/></text:span><text:span text:style-name="T74">Als Input </text:span><text:span text:style-name="T76">akzeptieren </text:span><text:span text:style-name="T74">diese Automaten jeweils den Zustand </text:span><text:span text:style-name="T75">des Kanals </text:span><text:span text:style-name="T77">und bedienen mit ihrem Output dann eben denselbigen. </text:span></text:p>
      <text:p text:style-name="P36"><text:span text:style-name="T81">I</text:span><text:span text:style-name="T48">n der Main-Funktion müssen dann nur noch die beiden </text:span><text:span text:style-name="T83">4-Bit-</text:span><text:span text:style-name="T48">Kanäle </text:span><text:span text:style-name="T82">aus den </text:span><text:span text:style-name="T84">acht Leitungen extrahiert werden und an die Automaten </text:span><text:span text:style-name="T85">übergeben werden. </text:span><text:span text:style-name="T86">Deren Ausgabe jeweils 4-Bit große Ausgabe wird dann wieder zusammengeführt und auf </text:span><text:span text:style-name="T87">die Leitungen geschrieben.</text:span></text:p>
      <text:p text:style-name="P33"><text:span text:style-name="T77"/></text:p>
      <text:p text:style-name="P35"><text:span text:style-name="T77">D</text:span><text:span text:style-name="T48">ie </text:span><text:span text:style-name="T78">Automaten werden im virtuellen Unit-Test </text:span><text:span text:style-name="T88">geprüft</text:span><text:span text:style-name="T78"> und ihre einwandfreie Funktionsweise so </text:span><text:span text:style-name="T93">theoretisch </text:span><text:span text:style-name="T78">garantiert. </text:span><text:span text:style-name="T79">Auch d</text:span><text:span text:style-name="T80">as Packen und Entpacken von Rahmen ist</text:span><text:span text:style-name="T79"> </text:span><text:span text:style-name="T80">durch automatische Tests abgedeck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nux Biolinum Keyboard O" svg:font-family="'Linux Biolinum Keyboard O'" style:font-pitch="variable"/>
    <style:font-face style:name="Quicksand" svg:font-family="Quicksand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2:00.893934093</meta:creation-date>
    <meta:generator>LibreOffice/7.0.4.2$Linux_X86_64 LibreOffice_project/00$Build-2</meta:generator>
    <dc:date>2024-01-31T18:39:34.965105322</dc:date>
    <meta:editing-duration>PT2H4M55S</meta:editing-duration>
    <meta:editing-cycles>320</meta:editing-cycles>
    <meta:document-statistic meta:table-count="4" meta:image-count="0" meta:object-count="0" meta:page-count="3" meta:paragraph-count="76" meta:word-count="839" meta:character-count="5781" meta:non-whitespace-character-count="5015"/>
  </office:meta>
</office:document-meta>
</file>